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6"><text:span text:style-name="T1">«С</text:span>АНКТ-ПЕТЕРБУРГСКИЙ ГОСУДАРСТВЕННЫЙ ЭЛЕКТРОТЕХНИЧЕСКИЙ УНИВЕРСИТЕТ <text:span text:style-name="T1">«ЛЭТИ» им. В. И. Ульянова (Ленина)»</text:span></text:p>
      <text:p text:style-name="P8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2">Студенту<text:tab/>Еременку Андрею Вячеславовичу</text:p>
      <text:p text:style-name="P2">Место дипломного проектирования:<text:tab/>ОАО «НИЦ СПб ЭТУ»</text:p>
      <text:p text:style-name="P2"/>
      <text:list xml:id="list33626219" text:style-name="L1">
        <text:list-item>
          <text:p text:style-name="P3">Тема дипломного проекта</text:p>
          <text:p text:style-name="P5"><text:span text:style-name="T2">«</text:span><text:span text:style-name="T3">Разработка веб-редактора формализованных электронных документов на основе технологии GWT</text:span><text:span text:style-name="T2">»</text:span></text:p>
        </text:list-item>
        <text:list-item>
          <text:p text:style-name="P3">Назначение разработки</text:p>
          <text:p text:style-name="P3"/>
        </text:list-item>
        <text:list-item>
          <text:p text:style-name="P3">Перечень подлежащих разработке разделов по теме</text:p>
          <text:p text:style-name="P3"/>
        </text:list-item>
        <text:list-item>
          <text:p text:style-name="P3">Состав технической документации проекта</text:p>
          <text:p text:style-name="P3"/>
        </text:list-item>
        <text:list-item>
          <text:p text:style-name="P3">Консультанты ( с указанием относящихся к ним разделов )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1-22T13:57:13.73</dc:date>
    <dc:creator>eav eav</dc:creator>
    <meta:editing-duration>PT00H15M00S</meta:editing-duration>
    <meta:editing-cycles>17</meta:editing-cycles>
    <meta:document-statistic meta:table-count="0" meta:image-count="0" meta:object-count="0" meta:page-count="1" meta:paragraph-count="22" meta:word-count="105" meta:character-count="993"/>
  </office:meta>
</office:document-meta>
</file>